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399cm"/>
    </style:style>
    <style:style style:name="co6" style:family="table-column">
      <style:table-column-properties fo:break-before="auto" style:column-width="10.926cm"/>
    </style:style>
    <style:style style:name="co7" style:family="table-column">
      <style:table-column-properties fo:break-before="auto" style:column-width="12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Arial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Etiquetas</text:p>
          </table:table-cell>
          <table:table-cell table:number-columns-repeated="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Corine LULC" table:style-name="ta1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16381" table:default-cell-style-name="ce11"/>
        <table:table-row table:style-name="ro1">
          <table:table-cell table:style-name="ce9" office:value-type="string" calcext:value-type="string">
            <text:p>Code </text:p>
          </table:table-cell>
          <table:table-cell table:style-name="ce9" office:value-type="string" calcext:value-type="string">
            <text:p>Description </text:p>
          </table:table-cell>
          <table:table-cell table:style-name="ce9" office:value-type="string" calcext:value-type="string">
            <text:p>Comment 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1">
          <table:table-cell table:style-name="ce10" office:value-type="string" calcext:value-type="string">
            <text:p>1.1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1">
          <table:table-cell table:style-name="ce10" office:value-type="string" calcext:value-type="string">
            <text:p>1.1.1 </text:p>
          </table:table-cell>
          <table:table-cell table:style-name="ce10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0" office:value-type="string" calcext:value-type="string">
            <text:p>1.1.2 </text:p>
          </table:table-cell>
          <table:table-cell table:style-name="ce10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0" office:value-type="string" calcext:value-type="string">
            <text:p>1.2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1">
          <table:table-cell table:style-name="ce10" office:value-type="string" calcext:value-type="string">
            <text:p>1.2.1 </text:p>
          </table:table-cell>
          <table:table-cell table:style-name="ce10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13"/>
          <table:table-cell table:number-columns-repeated="16380"/>
        </table:table-row>
        <table:table-row table:style-name="ro5">
          <table:table-cell table:style-name="ce10" office:value-type="string" calcext:value-type="string">
            <text:p>1.2.2 </text:p>
          </table:table-cell>
          <table:table-cell table:style-name="ce10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2.3 </text:p>
          </table:table-cell>
          <table:table-cell table:style-name="ce10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2.4 </text:p>
          </table:table-cell>
          <table:table-cell table:style-name="ce10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10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3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3.1 </text:p>
          </table:table-cell>
          <table:table-cell table:style-name="ce10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3.2 </text:p>
          </table:table-cell>
          <table:table-cell table:style-name="ce10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3.3 </text:p>
          </table:table-cell>
          <table:table-cell table:style-name="ce10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4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5">
          <table:table-cell table:style-name="ce10" office:value-type="string" calcext:value-type="string">
            <text:p>1.4.1 </text:p>
          </table:table-cell>
          <table:table-cell table:style-name="ce10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10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1.4.2 </text:p>
          </table:table-cell>
          <table:table-cell table:style-name="ce10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10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1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1.1 </text:p>
          </table:table-cell>
          <table:table-cell table:style-name="ce10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1.2 </text:p>
          </table:table-cell>
          <table:table-cell table:style-name="ce10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1.3 </text:p>
          </table:table-cell>
          <table:table-cell table:style-name="ce10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2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2.1 </text:p>
          </table:table-cell>
          <table:table-cell table:style-name="ce10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2.2 </text:p>
          </table:table-cell>
          <table:table-cell table:style-name="ce10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2.3 </text:p>
          </table:table-cell>
          <table:table-cell table:style-name="ce10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3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3.1 </text:p>
          </table:table-cell>
          <table:table-cell table:style-name="ce10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4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2.4.1 </text:p>
          </table:table-cell>
          <table:table-cell table:style-name="ce10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10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13"/>
          <table:table-cell table:number-columns-repeated="16380"/>
        </table:table-row>
        <table:table-row table:style-name="ro5">
          <table:table-cell table:style-name="ce10" office:value-type="string" calcext:value-type="string">
            <text:p>2.4.2 </text:p>
          </table:table-cell>
          <table:table-cell table:style-name="ce10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10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13"/>
          <table:table-cell table:number-columns-repeated="16380"/>
        </table:table-row>
        <table:table-row table:style-name="ro4">
          <table:table-cell table:style-name="ce10" office:value-type="string" calcext:value-type="string">
            <text:p>2.4.3 </text:p>
          </table:table-cell>
          <table:table-cell table:style-name="ce10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10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13"/>
          <table:table-cell table:number-columns-repeated="16380"/>
        </table:table-row>
        <table:table-row table:style-name="ro5">
          <table:table-cell table:style-name="ce10" office:value-type="string" calcext:value-type="string">
            <text:p>2.4.4 </text:p>
          </table:table-cell>
          <table:table-cell table:style-name="ce10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1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1.1 </text:p>
          </table:table-cell>
          <table:table-cell table:style-name="ce10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1.2 </text:p>
          </table:table-cell>
          <table:table-cell table:style-name="ce10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1.3 </text:p>
          </table:table-cell>
          <table:table-cell table:style-name="ce10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2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2.1 </text:p>
          </table:table-cell>
          <table:table-cell table:style-name="ce10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2.2 </text:p>
          </table:table-cell>
          <table:table-cell table:style-name="ce10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2.3 </text:p>
          </table:table-cell>
          <table:table-cell table:style-name="ce10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2.4 </text:p>
          </table:table-cell>
          <table:table-cell table:style-name="ce10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3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3.1 </text:p>
          </table:table-cell>
          <table:table-cell table:style-name="ce10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3.2 </text:p>
          </table:table-cell>
          <table:table-cell table:style-name="ce10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13"/>
          <table:table-cell table:number-columns-repeated="16380"/>
        </table:table-row>
        <table:table-row table:style-name="ro5">
          <table:table-cell table:style-name="ce10" office:value-type="string" calcext:value-type="string">
            <text:p>3.3.3 </text:p>
          </table:table-cell>
          <table:table-cell table:style-name="ce10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10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3.4 </text:p>
          </table:table-cell>
          <table:table-cell table:style-name="ce10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10" office:value-type="string" calcext:value-type="string">
            <text:p>N/A - not permanent.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3.3.5 </text:p>
          </table:table-cell>
          <table:table-cell table:style-name="ce10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4.1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4.1.1 </text:p>
          </table:table-cell>
          <table:table-cell table:style-name="ce10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4.1.2 </text:p>
          </table:table-cell>
          <table:table-cell table:style-name="ce10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4.2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4.2.1 </text:p>
          </table:table-cell>
          <table:table-cell table:style-name="ce10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4.2.2 </text:p>
          </table:table-cell>
          <table:table-cell table:style-name="ce10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10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4.2.3 </text:p>
          </table:table-cell>
          <table:table-cell table:style-name="ce10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10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5.1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5.1.1 </text:p>
          </table:table-cell>
          <table:table-cell table:style-name="ce10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10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5.1.2 </text:p>
          </table:table-cell>
          <table:table-cell table:style-name="ce10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5.2 </text:p>
          </table:table-cell>
          <table:table-cell table:style-name="ce10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5.2.1 </text:p>
          </table:table-cell>
          <table:table-cell table:style-name="ce10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10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5.2.2 </text:p>
          </table:table-cell>
          <table:table-cell table:style-name="ce10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10" office:value-type="string" calcext:value-type="string">
            <text:p>No compatible tag found </text:p>
          </table:table-cell>
          <table:table-cell table:style-name="ce13"/>
          <table:table-cell table:number-columns-repeated="16380"/>
        </table:table-row>
        <table:table-row table:style-name="ro6">
          <table:table-cell table:style-name="ce10" office:value-type="string" calcext:value-type="string">
            <text:p>5.2.3 </text:p>
          </table:table-cell>
          <table:table-cell table:style-name="ce10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10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07-23T08:00:27.284823715</dc:date>
    <meta:editing-duration>PT13H34M48S</meta:editing-duration>
    <meta:editing-cycles>2</meta:editing-cycles>
    <meta:generator>LibreOffice/7.4.7.2$Linux_X86_64 LibreOffice_project/40$Build-2</meta:generator>
    <meta:document-statistic meta:table-count="2" meta:cell-count="501" meta:object-count="0"/>
  </office:meta>
</office:document-meta>
</file>